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25-09-0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16576" calcext:value-type="float">
            <text:p>182.9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25-06-05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49648" calcext:value-type="float">
            <text:p>182.3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25-03-1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04056" calcext:value-type="float">
            <text:p>181.8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24-12-0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7604" calcext:value-type="float">
            <text:p>181.6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24-09-11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59248" calcext:value-type="float">
            <text:p>182.9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24-06-06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64888" calcext:value-type="float">
            <text:p>182.3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24-03-14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87648" calcext:value-type="float">
            <text:p>181.5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23-12-0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59048" calcext:value-type="float">
            <text:p>181.3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23-09-0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4764" calcext:value-type="float">
            <text:p>183.0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23-06-01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74032" calcext:value-type="float">
            <text:p>182.3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23-03-14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01592" calcext:value-type="float">
            <text:p>181.9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22-12-0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94912" calcext:value-type="float">
            <text:p>181.7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22-09-0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50104" calcext:value-type="float">
            <text:p>182.9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22-06-0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32656" calcext:value-type="float">
            <text:p>182.0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22-03-03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274" calcext:value-type="float">
            <text:p>181.1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21-12-06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96336" calcext:value-type="float">
            <text:p>180.9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21-09-07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00296" calcext:value-type="float">
            <text:p>182.2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21-06-07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32072" calcext:value-type="float">
            <text:p>181.9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21-03-10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81808" calcext:value-type="float">
            <text:p>180.5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20-12-0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42768" calcext:value-type="float">
            <text:p>180.6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20-09-02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62552" calcext:value-type="float">
            <text:p>181.9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20-06-02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8836" calcext:value-type="float">
            <text:p>181.1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20-03-09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79344" calcext:value-type="float">
            <text:p>180.6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9-12-03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29408" calcext:value-type="float">
            <text:p>180.4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9-09-04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09568" calcext:value-type="float">
            <text:p>181.7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9-06-04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18256" calcext:value-type="float">
            <text:p>181.1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9-03-05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18384" calcext:value-type="float">
            <text:p>180.6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8-12-10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69032" calcext:value-type="float">
            <text:p>180.4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8-09-05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02176" calcext:value-type="float">
            <text:p>182.0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8-06-05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99384" calcext:value-type="float">
            <text:p>180.9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8-03-20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34208" calcext:value-type="float">
            <text:p>180.7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7-12-1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20264" calcext:value-type="float">
            <text:p>180.4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7-09-11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64432" calcext:value-type="float">
            <text:p>181.7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7-06-06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68192" calcext:value-type="float">
            <text:p>181.3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7-03-13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72536" calcext:value-type="float">
            <text:p>181.0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6-12-14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03016" calcext:value-type="float">
            <text:p>181.1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6-09-13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76496" calcext:value-type="float">
            <text:p>182.2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6-06-02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15792" calcext:value-type="float">
            <text:p>181.2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6-03-14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25064" calcext:value-type="float">
            <text:p>180.7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5-12-0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68904" calcext:value-type="float">
            <text:p>180.9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5-09-22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79088" calcext:value-type="float">
            <text:p>181.6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5-06-01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67736" calcext:value-type="float">
            <text:p>180.7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5-03-11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48864" calcext:value-type="float">
            <text:p>180.6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4-12-01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34792" calcext:value-type="float">
            <text:p>180.8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4-09-0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6644" calcext:value-type="float">
            <text:p>181.0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4-06-05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43936" calcext:value-type="float">
            <text:p>180.8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4-03-11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34792" calcext:value-type="float">
            <text:p>180.8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3-12-02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99384" calcext:value-type="float">
            <text:p>180.9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3-09-11 0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82848" calcext:value-type="float">
            <text:p>181.2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3-06-03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16048" calcext:value-type="float">
            <text:p>180.2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3-03-12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48408" calcext:value-type="float">
            <text:p>180.0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2-12-05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70912" calcext:value-type="float">
            <text:p>180.2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2-09-04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11704" calcext:value-type="float">
            <text:p>180.5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2-06-05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632" calcext:value-type="float">
            <text:p>180.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2-03-01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97176" calcext:value-type="float">
            <text:p>180.0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1-12-01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2636" calcext:value-type="float">
            <text:p>180.4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1-09-13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67864" calcext:value-type="float">
            <text:p>180.2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1-06-07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2824" calcext:value-type="float">
            <text:p>180.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1-03-02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9368" calcext:value-type="float">
            <text:p>180.1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0-12-07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60472" calcext:value-type="float">
            <text:p>180.5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0-09-08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28112" calcext:value-type="float">
            <text:p>180.7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0-06-02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81224" calcext:value-type="float">
            <text:p>180.4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10-03-09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9964" calcext:value-type="float">
            <text:p>179.9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9-12-0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93416" calcext:value-type="float">
            <text:p>180.4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9-09-02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58008" calcext:value-type="float">
            <text:p>180.6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9-06-02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0924" calcext:value-type="float">
            <text:p>180.6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9-03-1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59304" calcext:value-type="float">
            <text:p>180.3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8-12-09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79344" calcext:value-type="float">
            <text:p>180.6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8-09-09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20264" calcext:value-type="float">
            <text:p>180.4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8-06-04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68448" calcext:value-type="float">
            <text:p>180.3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8-03-1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7772" calcext:value-type="float">
            <text:p>179.8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7-12-10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5088" calcext:value-type="float">
            <text:p>180.1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7-09-05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78304" calcext:value-type="float">
            <text:p>179.9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7-06-05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56384" calcext:value-type="float">
            <text:p>179.8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7-03-0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27784" calcext:value-type="float">
            <text:p>179.6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6-12-06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8628" calcext:value-type="float">
            <text:p>179.7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6-09-0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8544" calcext:value-type="float">
            <text:p>180.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6-06-05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51" calcext:value-type="float">
            <text:p>179.4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6-03-09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96592" calcext:value-type="float">
            <text:p>179.9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5-12-07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0704" calcext:value-type="float">
            <text:p>180.1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5-09-07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01136" calcext:value-type="float">
            <text:p>181.3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5-06-06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46528" calcext:value-type="float">
            <text:p>180.2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5-03-01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3868" calcext:value-type="float">
            <text:p>179.9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4-12-02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06904" calcext:value-type="float">
            <text:p>180.2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4-09-09 0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65856" calcext:value-type="float">
            <text:p>180.9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4-06-02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16376" calcext:value-type="float">
            <text:p>181.3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4-03-1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31416" calcext:value-type="float">
            <text:p>179.7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3-12-02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72208" calcext:value-type="float">
            <text:p>179.9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3-09-03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34792" calcext:value-type="float">
            <text:p>180.8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3-06-04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66568" calcext:value-type="float">
            <text:p>180.5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3-03-0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77848" calcext:value-type="float">
            <text:p>179.3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2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5184" calcext:value-type="float">
            <text:p>178.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12544" calcext:value-type="float">
            <text:p>179.6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2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90624" calcext:value-type="float">
            <text:p>179.4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2-04-1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76808" calcext:value-type="float">
            <text:p>178.6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19152" calcext:value-type="float">
            <text:p>177.6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80568" calcext:value-type="float">
            <text:p>178.2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1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62864" calcext:value-type="float">
            <text:p>178.3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1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03456" calcext:value-type="float">
            <text:p>177.0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0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68176" calcext:value-type="float">
            <text:p>176.6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7856" calcext:value-type="float">
            <text:p>177.9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69672" calcext:value-type="float">
            <text:p>177.9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200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6208" calcext:value-type="float">
            <text:p>176.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9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12728" calcext:value-type="float">
            <text:p>176.5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21032" calcext:value-type="float">
            <text:p>177.4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9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77776" calcext:value-type="float">
            <text:p>177.2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27968" calcext:value-type="float">
            <text:p>176.5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36528" calcext:value-type="float">
            <text:p>176.4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61824" calcext:value-type="float">
            <text:p>177.6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8-06-1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75896" calcext:value-type="float">
            <text:p>177.4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8-03-18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47424" calcext:value-type="float">
            <text:p>176.7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7-12-16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85296" calcext:value-type="float">
            <text:p>176.4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7-09-15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72848" calcext:value-type="float">
            <text:p>177.4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7-06-11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1344" calcext:value-type="float">
            <text:p>177.6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7-03-1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76608" calcext:value-type="float">
            <text:p>177.0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7-02-12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99824" calcext:value-type="float">
            <text:p>176.8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6-11-22 0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40032" calcext:value-type="float">
            <text:p>177.0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6-08-27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72592" calcext:value-type="float">
            <text:p>178.4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3744" calcext:value-type="float">
            <text:p>177.7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7168" calcext:value-type="float">
            <text:p>177.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5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86336" calcext:value-type="float">
            <text:p>177.1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66368" calcext:value-type="float">
            <text:p>178.9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61696" calcext:value-type="float">
            <text:p>178.1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5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97232" calcext:value-type="float">
            <text:p>177.4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27" calcext:value-type="float">
            <text:p>177.9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030376" calcext:value-type="float">
            <text:p>179.0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69088" calcext:value-type="float">
            <text:p>177.8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75312" calcext:value-type="float">
            <text:p>177.3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57352" calcext:value-type="float">
            <text:p>178.4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74216" calcext:value-type="float">
            <text:p>179.2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37896" calcext:value-type="float">
            <text:p>178.2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3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06376" calcext:value-type="float">
            <text:p>177.5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10592" calcext:value-type="float">
            <text:p>177.7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2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94512" calcext:value-type="float">
            <text:p>178.5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59488" calcext:value-type="float">
            <text:p>177.2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2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8588" calcext:value-type="float">
            <text:p>176.5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40616" calcext:value-type="float">
            <text:p>177.1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07416" calcext:value-type="float">
            <text:p>178.2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43792" calcext:value-type="float">
            <text:p>176.6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6104" calcext:value-type="float">
            <text:p>175.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0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19408" calcext:value-type="float">
            <text:p>176.6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744" calcext:value-type="float">
            <text:p>177.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0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14024" calcext:value-type="float">
            <text:p>176.2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90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37952" calcext:value-type="float">
            <text:p>175.6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3536" calcext:value-type="float">
            <text:p>176.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6124" calcext:value-type="float">
            <text:p>177.5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68888" calcext:value-type="float">
            <text:p>176.2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8-11-02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51896" calcext:value-type="float">
            <text:p>175.9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8-08-0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16232" calcext:value-type="float">
            <text:p>177.1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94568" calcext:value-type="float">
            <text:p>175.9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7-12-1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10648" calcext:value-type="float">
            <text:p>175.1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7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31016" calcext:value-type="float">
            <text:p>176.5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7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18368" calcext:value-type="float">
            <text:p>175.9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69144" calcext:value-type="float">
            <text:p>175.2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17328" calcext:value-type="float">
            <text:p>175.2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6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81792" calcext:value-type="float">
            <text:p>175.8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57536" calcext:value-type="float">
            <text:p>175.3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43464" calcext:value-type="float">
            <text:p>175.5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67848" calcext:value-type="float">
            <text:p>175.5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91976" calcext:value-type="float">
            <text:p>176.5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5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7544" calcext:value-type="float">
            <text:p>176.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4204" calcext:value-type="float">
            <text:p>176.3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11688" calcext:value-type="float">
            <text:p>175.8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48264" calcext:value-type="float">
            <text:p>175.8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77576" calcext:value-type="float">
            <text:p>175.6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09352" calcext:value-type="float">
            <text:p>175.4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53904" calcext:value-type="float">
            <text:p>175.2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6856" calcext:value-type="float">
            <text:p>175.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99624" calcext:value-type="float">
            <text:p>175.2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95864" calcext:value-type="float">
            <text:p>175.6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8588" calcext:value-type="float">
            <text:p>176.5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01704" calcext:value-type="float">
            <text:p>176.7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4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8692" calcext:value-type="float">
            <text:p>177.2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11432" calcext:value-type="float">
            <text:p>176.8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74272" calcext:value-type="float">
            <text:p>176.6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12144" calcext:value-type="float">
            <text:p>176.4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4392" calcext:value-type="float">
            <text:p>176.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66552" calcext:value-type="float">
            <text:p>175.8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87888" calcext:value-type="float">
            <text:p>175.8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87888" calcext:value-type="float">
            <text:p>175.8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3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87888" calcext:value-type="float">
            <text:p>175.8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3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86592" calcext:value-type="float">
            <text:p>176.1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4308" calcext:value-type="float">
            <text:p>177.0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27128" calcext:value-type="float">
            <text:p>177.4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86792" calcext:value-type="float">
            <text:p>177.7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50216" calcext:value-type="float">
            <text:p>177.7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3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4308" calcext:value-type="float">
            <text:p>177.0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41912" calcext:value-type="float">
            <text:p>176.8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3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79784" calcext:value-type="float">
            <text:p>176.5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66424" calcext:value-type="float">
            <text:p>176.3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0112" calcext:value-type="float">
            <text:p>176.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51056" calcext:value-type="float">
            <text:p>176.8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32" calcext:value-type="float">
            <text:p>178.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09168" calcext:value-type="float">
            <text:p>178.5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97816" calcext:value-type="float">
            <text:p>177.5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68632" calcext:value-type="float">
            <text:p>177.2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55272" calcext:value-type="float">
            <text:p>177.0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27256" calcext:value-type="float">
            <text:p>176.9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11432" calcext:value-type="float">
            <text:p>176.8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34648" calcext:value-type="float">
            <text:p>176.6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0952" calcext:value-type="float">
            <text:p>176.7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04624" calcext:value-type="float">
            <text:p>177.2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0508" calcext:value-type="float">
            <text:p>177.8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42112" calcext:value-type="float">
            <text:p>178.4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6708" calcext:value-type="float">
            <text:p>178.5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83032" calcext:value-type="float">
            <text:p>178.1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62536" calcext:value-type="float">
            <text:p>177.2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64416" calcext:value-type="float">
            <text:p>177.0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5352" calcext:value-type="float">
            <text:p>176.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9256" calcext:value-type="float">
            <text:p>176.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68176" calcext:value-type="float">
            <text:p>176.6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79072" calcext:value-type="float">
            <text:p>176.9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0028" calcext:value-type="float">
            <text:p>177.5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95224" calcext:value-type="float">
            <text:p>178.1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81152" calcext:value-type="float">
            <text:p>178.3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23368" calcext:value-type="float">
            <text:p>177.8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0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42368" calcext:value-type="float">
            <text:p>177.4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0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126" calcext:value-type="float">
            <text:p>177.0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0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29136" calcext:value-type="float">
            <text:p>176.7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19408" calcext:value-type="float">
            <text:p>176.6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8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18824" calcext:value-type="float">
            <text:p>176.5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792" calcext:value-type="float">
            <text:p>176.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52936" calcext:value-type="float">
            <text:p>176.6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48464" calcext:value-type="float">
            <text:p>177.4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62992" calcext:value-type="float">
            <text:p>177.8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17728" calcext:value-type="float">
            <text:p>178.4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6416" calcext:value-type="float">
            <text:p>178.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38736" calcext:value-type="float">
            <text:p>177.3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7356" calcext:value-type="float">
            <text:p>177.0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61496" calcext:value-type="float">
            <text:p>176.5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00536" calcext:value-type="float">
            <text:p>176.5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554" calcext:value-type="float">
            <text:p>176.5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86336" calcext:value-type="float">
            <text:p>177.1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43536" calcext:value-type="float">
            <text:p>177.6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28752" calcext:value-type="float">
            <text:p>178.2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8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26872" calcext:value-type="float">
            <text:p>178.4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0988" calcext:value-type="float">
            <text:p>178.1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8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14352" calcext:value-type="float">
            <text:p>177.3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31472" calcext:value-type="float">
            <text:p>177.1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96776" calcext:value-type="float">
            <text:p>176.8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98072" calcext:value-type="float">
            <text:p>176.5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39576" calcext:value-type="float">
            <text:p>176.4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53648" calcext:value-type="float">
            <text:p>176.2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23752" calcext:value-type="float">
            <text:p>176.3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12728" calcext:value-type="float">
            <text:p>176.5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81536" calcext:value-type="float">
            <text:p>176.8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8692" calcext:value-type="float">
            <text:p>177.2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539904" calcext:value-type="float">
            <text:p>177.5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0404" calcext:value-type="float">
            <text:p>177.1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63376" calcext:value-type="float">
            <text:p>176.3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6772" calcext:value-type="float">
            <text:p>176.0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53776" calcext:value-type="float">
            <text:p>175.7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4956" calcext:value-type="float">
            <text:p>175.5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7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362" calcext:value-type="float">
            <text:p>175.3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6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08768" calcext:value-type="float">
            <text:p>175.3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2764" calcext:value-type="float">
            <text:p>175.4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08056" calcext:value-type="float">
            <text:p>175.7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3536" calcext:value-type="float">
            <text:p>176.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57736" calcext:value-type="float">
            <text:p>176.9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97032" calcext:value-type="float">
            <text:p>175.8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47096" calcext:value-type="float">
            <text:p>175.6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35616" calcext:value-type="float">
            <text:p>175.2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19792" calcext:value-type="float">
            <text:p>175.1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5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9236" calcext:value-type="float">
            <text:p>175.0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25176" calcext:value-type="float">
            <text:p>175.5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88928" calcext:value-type="float">
            <text:p>176.5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58448" calcext:value-type="float">
            <text:p>176.5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7148" calcext:value-type="float">
            <text:p>175.6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39832" calcext:value-type="float">
            <text:p>175.4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5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3996" calcext:value-type="float">
            <text:p>174.9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63176" calcext:value-type="float">
            <text:p>174.7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2764" calcext:value-type="float">
            <text:p>175.4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97032" calcext:value-type="float">
            <text:p>175.8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4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1636" calcext:value-type="float">
            <text:p>176.6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63376" calcext:value-type="float">
            <text:p>176.3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60456" calcext:value-type="float">
            <text:p>175.8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92232" calcext:value-type="float">
            <text:p>175.5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17912" calcext:value-type="float">
            <text:p>175.3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16744" calcext:value-type="float">
            <text:p>175.1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21672" calcext:value-type="float">
            <text:p>174.9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45472" calcext:value-type="float">
            <text:p>174.8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1804" calcext:value-type="float">
            <text:p>174.8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69144" calcext:value-type="float">
            <text:p>175.2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1908" calcext:value-type="float">
            <text:p>175.5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04296" calcext:value-type="float">
            <text:p>176.1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27384" calcext:value-type="float">
            <text:p>176.4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3244" calcext:value-type="float">
            <text:p>175.7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69728" calcext:value-type="float">
            <text:p>175.3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3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65512" calcext:value-type="float">
            <text:p>175.1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7044" calcext:value-type="float">
            <text:p>174.9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3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38792" calcext:value-type="float">
            <text:p>174.7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2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90608" calcext:value-type="float">
            <text:p>174.7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69856" calcext:value-type="float">
            <text:p>174.8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2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53904" calcext:value-type="float">
            <text:p>175.2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77576" calcext:value-type="float">
            <text:p>175.6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58576" calcext:value-type="float">
            <text:p>176.0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67008" calcext:value-type="float">
            <text:p>176.4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30432" calcext:value-type="float">
            <text:p>176.4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58576" calcext:value-type="float">
            <text:p>176.0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2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77576" calcext:value-type="float">
            <text:p>175.6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94696" calcext:value-type="float">
            <text:p>175.4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08768" calcext:value-type="float">
            <text:p>175.3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98456" calcext:value-type="float">
            <text:p>175.0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25304" calcext:value-type="float">
            <text:p>175.0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1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50272" calcext:value-type="float">
            <text:p>175.1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55072" calcext:value-type="float">
            <text:p>175.4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57992" calcext:value-type="float">
            <text:p>175.9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31016" calcext:value-type="float">
            <text:p>176.5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05336" calcext:value-type="float">
            <text:p>176.8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7064" calcext:value-type="float">
            <text:p>176.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71352" calcext:value-type="float">
            <text:p>176.1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54944" calcext:value-type="float">
            <text:p>175.9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65384" calcext:value-type="float">
            <text:p>175.6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0384" calcext:value-type="float">
            <text:p>175.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1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66096" calcext:value-type="float">
            <text:p>175.2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0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93528" calcext:value-type="float">
            <text:p>175.2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33152" calcext:value-type="float">
            <text:p>175.3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36072" calcext:value-type="float">
            <text:p>175.8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14608" calcext:value-type="float">
            <text:p>176.3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90096" calcext:value-type="float">
            <text:p>176.7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46128" calcext:value-type="float">
            <text:p>177.0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7544" calcext:value-type="float">
            <text:p>176.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90808" calcext:value-type="float">
            <text:p>176.3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5248" calcext:value-type="float">
            <text:p>176.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05592" calcext:value-type="float">
            <text:p>175.8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00792" calcext:value-type="float">
            <text:p>175.5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7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14864" calcext:value-type="float">
            <text:p>175.3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0572" calcext:value-type="float">
            <text:p>175.3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4288" calcext:value-type="float">
            <text:p>175.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48264" calcext:value-type="float">
            <text:p>175.8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56696" calcext:value-type="float">
            <text:p>176.2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66296" calcext:value-type="float">
            <text:p>176.8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0404" calcext:value-type="float">
            <text:p>177.1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02872" calcext:value-type="float">
            <text:p>176.9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316" calcext:value-type="float">
            <text:p>176.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8776" calcext:value-type="float">
            <text:p>176.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68304" calcext:value-type="float">
            <text:p>176.1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9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81792" calcext:value-type="float">
            <text:p>175.8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29976" calcext:value-type="float">
            <text:p>175.8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96448" calcext:value-type="float">
            <text:p>175.7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79328" calcext:value-type="float">
            <text:p>175.9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31728" calcext:value-type="float">
            <text:p>176.1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56568" calcext:value-type="float">
            <text:p>176.7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8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37568" calcext:value-type="float">
            <text:p>177.1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8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27128" calcext:value-type="float">
            <text:p>177.4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86336" calcext:value-type="float">
            <text:p>177.1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12016" calcext:value-type="float">
            <text:p>176.9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8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15776" calcext:value-type="float">
            <text:p>176.5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87176" calcext:value-type="float">
            <text:p>176.2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3724" calcext:value-type="float">
            <text:p>176.0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18368" calcext:value-type="float">
            <text:p>175.9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53776" calcext:value-type="float">
            <text:p>175.7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1532" calcext:value-type="float">
            <text:p>175.9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08512" calcext:value-type="float">
            <text:p>176.3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7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48592" calcext:value-type="float">
            <text:p>176.9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65584" calcext:value-type="float">
            <text:p>177.2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7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69216" calcext:value-type="float">
            <text:p>177.3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58904" calcext:value-type="float">
            <text:p>177.1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02288" calcext:value-type="float">
            <text:p>176.8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7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14608" calcext:value-type="float">
            <text:p>176.3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0676" calcext:value-type="float">
            <text:p>176.0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31272" calcext:value-type="float">
            <text:p>175.5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31272" calcext:value-type="float">
            <text:p>175.5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50144" calcext:value-type="float">
            <text:p>175.6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6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50016" calcext:value-type="float">
            <text:p>176.1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40744" calcext:value-type="float">
            <text:p>176.6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8212" calcext:value-type="float">
            <text:p>176.9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16816" calcext:value-type="float">
            <text:p>177.2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3452" calcext:value-type="float">
            <text:p>177.1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6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63248" calcext:value-type="float">
            <text:p>176.8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4872" calcext:value-type="float">
            <text:p>176.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79328" calcext:value-type="float">
            <text:p>175.9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14736" calcext:value-type="float">
            <text:p>175.8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62336" calcext:value-type="float">
            <text:p>175.6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73944" calcext:value-type="float">
            <text:p>175.5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7148" calcext:value-type="float">
            <text:p>175.6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5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18368" calcext:value-type="float">
            <text:p>175.9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5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8108" calcext:value-type="float">
            <text:p>176.2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99824" calcext:value-type="float">
            <text:p>176.8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2596" calcext:value-type="float">
            <text:p>177.2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52808" calcext:value-type="float">
            <text:p>177.1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5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98656" calcext:value-type="float">
            <text:p>176.6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30432" calcext:value-type="float">
            <text:p>176.4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5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95736" calcext:value-type="float">
            <text:p>176.1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5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43336" calcext:value-type="float">
            <text:p>176.0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24464" calcext:value-type="float">
            <text:p>175.9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02416" calcext:value-type="float">
            <text:p>176.3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28552" calcext:value-type="float">
            <text:p>176.6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57992" calcext:value-type="float">
            <text:p>175.9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40288" calcext:value-type="float">
            <text:p>176.0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17656" calcext:value-type="float">
            <text:p>176.3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16944" calcext:value-type="float">
            <text:p>176.7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55856" calcext:value-type="float">
            <text:p>177.1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3264" calcext:value-type="float">
            <text:p>177.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1928" calcext:value-type="float">
            <text:p>177.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48008" calcext:value-type="float">
            <text:p>176.8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57864" calcext:value-type="float">
            <text:p>176.4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982" calcext:value-type="float">
            <text:p>176.0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18368" calcext:value-type="float">
            <text:p>175.9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8672" calcext:value-type="float">
            <text:p>175.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2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16616" calcext:value-type="float">
            <text:p>175.6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38536" calcext:value-type="float">
            <text:p>175.7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2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73232" calcext:value-type="float">
            <text:p>175.9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82832" calcext:value-type="float">
            <text:p>176.5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61368" calcext:value-type="float">
            <text:p>177.0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31472" calcext:value-type="float">
            <text:p>177.1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91848" calcext:value-type="float">
            <text:p>177.0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87632" calcext:value-type="float">
            <text:p>176.8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506" calcext:value-type="float">
            <text:p>176.2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61168" calcext:value-type="float">
            <text:p>175.4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33152" calcext:value-type="float">
            <text:p>175.3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05008" calcext:value-type="float">
            <text:p>175.7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92104" calcext:value-type="float">
            <text:p>176.0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0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554" calcext:value-type="float">
            <text:p>176.5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0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08384" calcext:value-type="float">
            <text:p>176.8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38408" calcext:value-type="float">
            <text:p>176.2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6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16032" calcext:value-type="float">
            <text:p>175.5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9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53776" calcext:value-type="float">
            <text:p>175.7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9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45544" calcext:value-type="float">
            <text:p>176.9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98784" calcext:value-type="float">
            <text:p>176.1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40416" calcext:value-type="float">
            <text:p>175.5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08056" calcext:value-type="float">
            <text:p>175.7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08968" calcext:value-type="float">
            <text:p>176.9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06632" calcext:value-type="float">
            <text:p>176.5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8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92816" calcext:value-type="float">
            <text:p>175.6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8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23296" calcext:value-type="float">
            <text:p>175.7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7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3056" calcext:value-type="float">
            <text:p>175.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126" calcext:value-type="float">
            <text:p>177.0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35944" calcext:value-type="float">
            <text:p>176.3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28808" calcext:value-type="float">
            <text:p>175.6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85424" calcext:value-type="float">
            <text:p>175.9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6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11432" calcext:value-type="float">
            <text:p>176.8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6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37368" calcext:value-type="float">
            <text:p>175.5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39832" calcext:value-type="float">
            <text:p>175.4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5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74984" calcext:value-type="float">
            <text:p>176.2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06888" calcext:value-type="float">
            <text:p>175.5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50856" calcext:value-type="float">
            <text:p>175.2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23752" calcext:value-type="float">
            <text:p>176.3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51184" calcext:value-type="float">
            <text:p>176.3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4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2952" calcext:value-type="float">
            <text:p>175.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9048" calcext:value-type="float">
            <text:p>175.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2284" calcext:value-type="float">
            <text:p>175.1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56368" calcext:value-type="float">
            <text:p>175.1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65384" calcext:value-type="float">
            <text:p>175.6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3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24464" calcext:value-type="float">
            <text:p>175.9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3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506" calcext:value-type="float">
            <text:p>176.2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3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03" calcext:value-type="float">
            <text:p>176.4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3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6584" calcext:value-type="float">
            <text:p>176.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8296" calcext:value-type="float">
            <text:p>176.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3912" calcext:value-type="float">
            <text:p>175.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3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7148" calcext:value-type="float">
            <text:p>175.6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3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886" calcext:value-type="float">
            <text:p>175.4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3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63048" calcext:value-type="float">
            <text:p>175.2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314" calcext:value-type="float">
            <text:p>175.0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2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95992" calcext:value-type="float">
            <text:p>175.1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8192" calcext:value-type="float">
            <text:p>175.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65384" calcext:value-type="float">
            <text:p>175.6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53776" calcext:value-type="float">
            <text:p>175.7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31144" calcext:value-type="float">
            <text:p>176.0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39576" calcext:value-type="float">
            <text:p>176.4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2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10264" calcext:value-type="float">
            <text:p>176.6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2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58448" calcext:value-type="float">
            <text:p>176.5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696" calcext:value-type="float">
            <text:p>175.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696" calcext:value-type="float">
            <text:p>175.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2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75568" calcext:value-type="float">
            <text:p>176.3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41456" calcext:value-type="float">
            <text:p>176.2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36656" calcext:value-type="float">
            <text:p>175.9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53776" calcext:value-type="float">
            <text:p>175.7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40416" calcext:value-type="float">
            <text:p>175.5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1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11232" calcext:value-type="float">
            <text:p>175.2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1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56952" calcext:value-type="float">
            <text:p>175.2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1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53904" calcext:value-type="float">
            <text:p>175.2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72776" calcext:value-type="float">
            <text:p>175.3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1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33024" calcext:value-type="float">
            <text:p>175.8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64672" calcext:value-type="float">
            <text:p>176.0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75568" calcext:value-type="float">
            <text:p>176.3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9632" calcext:value-type="float">
            <text:p>176.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1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19536" calcext:value-type="float">
            <text:p>176.1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70184" calcext:value-type="float">
            <text:p>175.9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60456" calcext:value-type="float">
            <text:p>175.8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1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86592" calcext:value-type="float">
            <text:p>176.1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0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92944" calcext:value-type="float">
            <text:p>175.1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218112191601</text:p>
          </table:table-cell>
          <table:table-cell office:value-type="string" calcext:value-type="string">
            <text:p>02N 35E 02BBC1 <text:s text:c="14"/>HIGHWAY 1C</text:p>
          </table:table-cell>
          <table:table-cell office:value-type="string" calcext:value-type="string">
            <text:p>1950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75112" calcext:value-type="float">
            <text:p>175.7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0" meta:object-count="0"/>
    <meta:user-defined meta:name="AppVersion">3.0</meta:user-defined>
  </office:meta>
</office:document-meta>
</file>